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asd</mi>
        <mo>∖</mo>
        <mn>345345</mn>
      </mrow>
      <mrow>
        <mn>56756.678</mn>
        <mo stretchy="false">∧</mo>
        <mn>678.7</mn>
      </mrow>
    </mrow>
    <annotation encoding="StarMath 5.0">asd widebslash 345345 56756.678 and 678.7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8:03:41.865292542</meta:creation-date>
    <meta:generator>LibreOffice/4.2.7.2$Linux_X86_64 LibreOffice_project/420m0$Build-2</meta:generator>
  </office:meta>
</office:document-meta>
</file>